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MailSender.setMarshaler( SimpleMailMarshaler marsha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MailSender.in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MailSender.getSen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MailSender.getMarsha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MailSender.setSender( MailSender sen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MailSender.process( final MessageExchange exchange , final Normalized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